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Liberation Sans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2.7cm" svg:height="2.9cm" svg:x="2.2cm" svg:y="1.4cm">
          <text:p text:style-name="P1"><text:span text:style-name="T1">[user]</text:span></text:p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cm" svg:height="2.9cm" svg:x="6.7cm" svg:y="1.4cm">
          <text:p text:style-name="P1"><text:span text:style-name="T1">[group]</text:span></text:p>
          <text:p text:style-name="P1"><text:span text:style-name="T2">Id</text:span><text:span text:style-name="T2"><text:line-break/></text:span><text:span text:style-name="T3">name</text:span></text:p>
          <text:p text:style-name="P1"><text:span text:style-name="T3">description</text:span></text:p>
          <text:p text:style-name="P1"><text:span text:style-name="T3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2.7cm" svg:height="2.9cm" svg:x="11.4cm" svg:y="1.4cm">
          <text:p text:style-name="P1"><text:span text:style-name="T1">[resource]</text:span></text:p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2.9cm" svg:x="4.5cm" svg:y="5.4cm">
          <text:p text:style-name="P1"><text:span text:style-name="T1">[user_group]</text:span></text:p>
          <text:p text:style-name="P1"><text:span text:style-name="T2">Id</text:span></text:p>
          <text:p text:style-name="P1"><text:span text:style-name="T3">user_id</text:span></text:p>
          <text:p text:style-name="P1"><text:span text:style-name="T3">group_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7cm" svg:height="2.9cm" svg:x="15.7cm" svg:y="1.4cm">
          <text:p text:style-name="P1"><text:span text:style-name="T1">[permission]</text:span></text:p>
          <text:p text:style-name="P1"><text:span text:style-name="T2">Id</text:span></text:p>
          <text:p text:style-name="P1"><text:span text:style-name="T3">name</text:span></text:p>
          <text:p text:style-name="P1"><text:span text:style-name="T3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2.75cm" svg:y1="4.3cm" svg:x2="12.75cm" svg:y2="5.4cm" draw:start-shape="id1" draw:end-shape="id2" draw:end-glue-point="0" svg:d="M12750 4300v1100" svg:viewBox="0 0 1 1101">
          <text:p/>
        </draw:connector>
        <draw:custom-shape draw:style-name="gr1" draw:text-style-name="P1" xml:id="id6" draw:id="id6" draw:layer="layout" svg:width="2.7cm" svg:height="2.9cm" svg:x="14.5cm" svg:y="8.4cm">
          <text:p text:style-name="P1"><text:span text:style-name="T1">[perm_access_group]</text:span></text:p>
          <text:p text:style-name="P1"><text:span text:style-name="T2">Id</text:span></text:p>
          <text:p text:style-name="P1"><text:span text:style-name="T3">group_id</text:span><text:span text:style-name="T3"><text:line-break/></text:span><text:span text:style-name="T3">access_id</text:span><text:span text:style-name="T3"><text:line-break/></text:span><text:span text:style-name="T3">perm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43cm" svg:height="1.047cm" svg:x="2.24cm" svg:y="9.351cm">
          <draw:text-box>
            <text:p><text:span text:style-name="T1">user to group: 1 </text:span><text:span text:style-name="T4">→</text:span><text:span text:style-name="T1"> *</text:span></text:p>
            <text:p><text:span text:style-name="T1">* updated by cron</text:span></text:p>
          </draw:text-box>
        </draw:frame>
        <draw:frame draw:style-name="gr3" draw:text-style-name="P3" draw:layer="layout" svg:width="10.438cm" svg:height="8.271cm" svg:x="5.1cm" svg:y="11.4cm">
          <draw:text-box>
            <text:p><text:span text:style-name="T1">Primary relation is {group access permissions}: 1 </text:span><text:span text:style-name="T4">→</text:span><text:span text:style-name="T1"> 1.</text:span></text:p>
            <text:p><text:span text:style-name="T1">* Link to {g2p} , access_id, saved in DB as property of resource;</text:span></text:p>
            <text:p><text:span text:style-name="T1">* Or as property of page:</text:span></text:p>
            <text:p><text:span text:style-name="T1"/></text:p>
            <text:p><text:span text:style-name="T5">'group_guest' =&gt; 'page_view'</text:span></text:p>
            <text:p><text:span text:style-name="T5">'group_user' =&gt; 'page_edit'</text:span></text:p>
            <text:p><text:span text:style-name="T5">'group_admin' =&gt; 'page_edit, page_delete'</text:span></text:p>
            <text:p><text:span text:style-name="T6">or</text:span></text:p>
            <text:p><text:span text:style-name="T5">$access_rights = [</text:span></text:p>
            <text:p><text:span text:style-name="T5"><text:s text:c="5"/></text:span><text:span text:style-name="T5">['group_name' =&gt; [</text:span></text:p>
            <text:p><text:span text:style-name="T5"><text:s text:c="8"/></text:span><text:span text:style-name="T5">'permission_name',</text:span></text:p>
            <text:p><text:span text:style-name="T5"><text:s text:c="8"/></text:span><text:span text:style-name="T5">'permission_name',</text:span></text:p>
            <text:p><text:span text:style-name="T5"><text:s text:c="8"/></text:span><text:span text:style-name="T5">'permission_name'</text:span></text:p>
            <text:p><text:span text:style-name="T5"><text:s text:c="4"/></text:span><text:span text:style-name="T5">],</text:span></text:p>
            <text:p><text:span text:style-name="T5"><text:s text:c="4"/></text:span><text:span text:style-name="T5">['group_name' =&gt; [</text:span></text:p>
            <text:p><text:span text:style-name="T5"><text:s text:c="8"/></text:span><text:span text:style-name="T5">'permission_name',</text:span></text:p>
            <text:p><text:span text:style-name="T5"><text:s text:c="8"/></text:span><text:span text:style-name="T5">'permission_name',</text:span></text:p>
            <text:p><text:span text:style-name="T5"><text:s text:c="8"/></text:span><text:span text:style-name="T5">'permission_name'</text:span></text:p>
            <text:p><text:span text:style-name="T5"><text:s text:c="4"/></text:span><text:span text:style-name="T5">]</text:span></text:p>
            <text:p><text:span text:style-name="T5">];</text:span></text:p>
          </draw:text-box>
        </draw:frame>
        <draw:custom-shape draw:style-name="gr1" draw:text-style-name="P1" xml:id="id2" draw:id="id2" draw:layer="layout" svg:width="2.7cm" svg:height="2.9cm" svg:x="11.4cm" svg:y="5.4cm">
          <text:p text:style-name="P1"><text:span text:style-name="T1">[access]</text:span></text:p>
          <text:p text:style-name="P1"><text:span text:style-name="T2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4.5cm" svg:y1="6.85cm" svg:x2="3.55cm" svg:y2="4.3cm" draw:start-shape="id3" draw:start-glue-point="3" draw:end-shape="id4" draw:end-glue-point="2" svg:d="M4500 6850c-634 0-950-850-950-2550" svg:viewBox="0 0 951 2551">
          <text:p/>
        </draw:connector>
        <draw:connector draw:style-name="gr2" draw:text-style-name="P2" draw:layer="layout" draw:type="curve" svg:x1="7.2cm" svg:y1="6.85cm" svg:x2="8.05cm" svg:y2="4.3cm" draw:start-shape="id3" draw:start-glue-point="1" draw:end-shape="id5" draw:end-glue-point="2" svg:d="M7200 6850c567 0 850-850 850-2550" svg:viewBox="0 0 851 2551">
          <text:p/>
        </draw:connector>
        <draw:connector draw:style-name="gr2" draw:text-style-name="P2" draw:layer="layout" draw:type="curve" svg:x1="14.5cm" svg:y1="9.85cm" svg:x2="8.05cm" svg:y2="4.3cm" draw:start-shape="id6" draw:start-glue-point="3" draw:end-shape="id5" draw:end-glue-point="2" svg:d="M14500 9850c-4300 0-6450-1850-6450-5550" svg:viewBox="0 0 6451 5551">
          <text:p/>
        </draw:connector>
        <draw:connector draw:style-name="gr2" draw:text-style-name="P2" draw:layer="layout" draw:type="curve" svg:x1="15.85cm" svg:y1="8.4cm" svg:x2="14.1cm" svg:y2="6.85cm" draw:start-shape="id6" draw:start-glue-point="0" draw:end-shape="id2" draw:end-glue-point="1" svg:d="M15850 8400c0-1034-583-1550-1750-1550" svg:viewBox="0 0 1751 1551">
          <text:p/>
        </draw:connector>
        <draw:connector draw:style-name="gr2" draw:text-style-name="P2" draw:layer="layout" draw:type="curve" svg:x1="17.2cm" svg:y1="9.85cm" svg:x2="17.05cm" svg:y2="4.3cm" draw:start-shape="id6" draw:start-glue-point="1" draw:end-shape="id7" draw:end-glue-point="2" svg:d="M17200 9850c1234 0 1029-1750 683-2369s-833-106-833-3181" svg:viewBox="0 0 1099 5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23:17:57.026308357</meta:creation-date>
    <dc:date>2015-04-04T13:03:05.282330055</dc:date>
    <meta:editing-duration>PT13H29M44S</meta:editing-duration>
    <meta:editing-cycles>30</meta:editing-cycles>
    <meta:generator>LibreOffice/4.3.3.2$Linux_X86_64 LibreOffice_project/430m0$Build-2</meta:generator>
    <meta:document-statistic meta:object-count="15"/>
  </office:meta>
</office:document-meta>
</file>